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25.691cm" fo:margin-left="0cm" table:align="left" style:writing-mode="lr-tb"/>
    </style:style>
    <style:style style:name="Table1.A" style:family="table-column">
      <style:table-column-properties style:column-width="2.9cm"/>
    </style:style>
    <style:style style:name="Table1.B" style:family="table-column">
      <style:table-column-properties style:column-width="16.309cm"/>
    </style:style>
    <style:style style:name="Table1.C" style:family="table-column">
      <style:table-column-properties style:column-width="6.482cm"/>
    </style:style>
    <style:style style:name="Table1.1" style:family="table-row">
      <style:table-row-properties style:min-row-height="1.171cm" fo:keep-together="auto"/>
    </style:style>
    <style:style style:name="Table1.A1" style:family="table-cell">
      <style:table-cell-properties style:vertical-align="top" fo:background-color="#336699" fo:padding="0cm" fo:border="0.5pt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336699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2" style:family="table-row">
      <style:table-row-properties style:min-row-height="2.214cm" fo:keep-together="auto"/>
    </style:style>
    <style:style style:name="Table1.A2" style:family="table-cell">
      <style:table-cell-properties style:vertical-align="top" fo:padding="0cm" fo:border="0.5pt solid #000000" style:writing-mode="lr-tb"/>
    </style:style>
    <style:style style:name="Table1.B2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="0cm" fo:border="0.5pt solid #000000" style:writing-mode="lr-tb"/>
    </style:style>
    <style:style style:name="Table1.A3" style:family="table-cell">
      <style:table-cell-properties style:vertical-align="top" fo:padding="0cm" fo:border="0.5pt solid #000000" style:writing-mode="lr-tb"/>
    </style:style>
    <style:style style:name="Table1.B3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="0cm" fo:border="0.5pt solid #000000" style:writing-mode="lr-tb"/>
    </style:style>
    <style:style style:name="Table1.A4" style:family="table-cell">
      <style:table-cell-properties style:vertical-align="top" fo:padding="0cm" fo:border="0.5pt solid #000000" style:writing-mode="lr-tb"/>
    </style:style>
    <style:style style:name="Table1.B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="0cm" fo:border="0.5pt solid #000000" style:writing-mode="lr-tb"/>
    </style:style>
    <style:style style:name="Table1.A5" style:family="table-cell">
      <style:table-cell-properties style:vertical-align="top" fo:padding="0cm" fo:border="0.5pt solid #000000" style:writing-mode="lr-tb"/>
    </style:style>
    <style:style style:name="Table1.B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="0cm" fo:border="0.5pt solid #000000" style:writing-mode="lr-tb"/>
    </style:style>
    <style:style style:name="Table1.A6" style:family="table-cell">
      <style:table-cell-properties style:vertical-align="top" fo:padding="0cm" fo:border="0.5pt solid #000000" style:writing-mode="lr-tb"/>
    </style:style>
    <style:style style:name="Table1.B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="0cm" fo:border="0.5pt solid #000000" style:writing-mode="lr-tb"/>
    </style:style>
    <style:style style:name="Table1.A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C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C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C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C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C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C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C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C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C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C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C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C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C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C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C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C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C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C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C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C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C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C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C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.141cm" fo:margin-bottom="0.141cm" style:contextual-spacing="false"/>
      <style:text-properties fo:color="#000000" loext:opacity="100%" style:font-name="Verdana" fo:font-size="16pt" style:text-underline-style="solid" style:text-underline-width="auto" style:text-underline-color="font-color" fo:font-weight="bold" officeooo:rsid="00166f92" officeooo:paragraph-rsid="00166f92" style:font-name-asian="Verdana" style:font-size-asian="16pt" style:font-weight-asian="bold" style:font-name-complex="Verdana" style:font-size-complex="16pt"/>
    </style:style>
    <style:style style:name="P2" style:family="paragraph" style:parent-style-name="Standard">
      <style:paragraph-properties fo:text-align="center" style:justify-single-word="false" fo:padding="1.094cm" fo:border="none" style:shadow="none"/>
      <style:text-properties fo:color="#ffffff" loext:opacity="100%" style:font-name="Verdana" fo:font-weight="bold" officeooo:rsid="00166f92" officeooo:paragraph-rsid="00166f92" style:font-name-asian="Verdana" style:font-weight-asian="bold" style:font-name-complex="Verdana"/>
    </style:style>
    <style:style style:name="P3" style:family="paragraph" style:parent-style-name="Standard">
      <style:paragraph-properties fo:text-align="center" style:justify-single-word="false" fo:padding="1.094cm" fo:border="none" style:shadow="none"/>
      <style:text-properties fo:color="#ffffff" loext:opacity="100%" style:font-name="Verdana" fo:font-weight="bold" style:font-name-asian="Verdana" style:font-weight-asian="bold" style:font-name-complex="Verdana"/>
    </style:style>
    <style:style style:name="P4" style:family="paragraph" style:parent-style-name="Standard">
      <style:paragraph-properties fo:text-align="center" style:justify-single-word="false" fo:padding="1.094cm" fo:border="none" style:shadow="none"/>
      <style:text-properties fo:color="#ffffff" loext:opacity="100%" style:font-name="Verdana" fo:font-weight="bold" officeooo:rsid="0017d2b4" officeooo:paragraph-rsid="0017d2b4" style:font-name-asian="Verdana" style:font-weight-asian="bold" style:font-name-complex="Verdana"/>
    </style:style>
    <style:style style:name="P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fo:font-weight="bold" style:font-name-asian="Verdana" style:font-weight-asian="bold" style:font-name-complex="Verdana"/>
    </style:style>
    <style:style style:name="P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66f92" officeooo:paragraph-rsid="00166f92" style:font-name-asian="Verdana" style:font-name-complex="Verdana"/>
    </style:style>
    <style:style style:name="P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7d2b4" officeooo:paragraph-rsid="0017d2b4" style:font-name-asian="Verdana" style:font-name-complex="Verdana"/>
    </style:style>
    <style:style style:name="P8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style:font-name-asian="Verdana" style:font-name-complex="Verdana"/>
    </style:style>
    <style:style style:name="P9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84b8b" officeooo:paragraph-rsid="00184b8b" style:font-name-asian="Verdana" style:font-name-complex="Verdana"/>
    </style:style>
    <style:style style:name="P10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9c659" officeooo:paragraph-rsid="0019c659" style:font-name-asian="Verdana" style:font-name-complex="Verdana"/>
    </style:style>
    <style:style style:name="P11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bc1b4" officeooo:paragraph-rsid="001bc1b4" style:font-name-asian="Verdana" style:font-name-complex="Verdana"/>
    </style:style>
    <style:style style:name="P12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0fea8" officeooo:paragraph-rsid="0020fea8" style:font-name-asian="Verdana" style:font-name-complex="Verdana"/>
    </style:style>
    <style:style style:name="P13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12fdd" officeooo:paragraph-rsid="00212fdd" style:font-name-asian="Verdana" style:font-name-complex="Verdana"/>
    </style:style>
    <style:style style:name="P1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0fea8" officeooo:paragraph-rsid="00212fdd" style:font-name-asian="Verdana" style:font-name-complex="Verdana"/>
    </style:style>
    <style:style style:name="P1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1d5e5" officeooo:paragraph-rsid="0021d5e5" style:font-name-asian="Verdana" style:font-name-complex="Verdana"/>
    </style:style>
    <style:style style:name="P1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2ae25" officeooo:paragraph-rsid="0022ae25" style:font-name-asian="Verdana" style:font-name-complex="Verdana"/>
    </style:style>
    <style:style style:name="P1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408b5" officeooo:paragraph-rsid="002408b5" style:font-name-asian="Verdana" style:font-name-complex="Verdana"/>
    </style:style>
    <style:style style:name="P18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50d3e" officeooo:paragraph-rsid="00250d3e" style:font-name-asian="Verdana" style:font-name-complex="Verdana"/>
    </style:style>
    <style:style style:name="P19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6fb44" officeooo:paragraph-rsid="0026fb44" style:font-name-asian="Verdana" style:font-name-complex="Verdana"/>
    </style:style>
    <style:style style:name="P20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71934" officeooo:paragraph-rsid="00271934" style:font-name-asian="Verdana" style:font-name-complex="Verdana"/>
    </style:style>
    <style:style style:name="P21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88869" officeooo:paragraph-rsid="00288869" style:font-name-asian="Verdana" style:font-name-complex="Verdana"/>
    </style:style>
    <style:style style:name="P22" style:family="paragraph" style:parent-style-name="Standard">
      <style:paragraph-properties fo:margin-left="0.176cm" fo:margin-right="0cm"/>
      <style:text-properties style:font-name="Verdana" fo:font-weight="bold" style:font-name-asian="Verdana" style:font-weight-asian="bold" style:font-name-complex="Verdana"/>
    </style:style>
    <style:style style:name="P23" style:family="paragraph" style:parent-style-name="Standard">
      <style:text-properties style:font-name="Verdana" fo:font-weight="bold" style:font-name-asian="Verdana" style:font-weight-asian="bold" style:font-name-complex="Verdana"/>
    </style:style>
    <style:style style:name="T1" style:family="text">
      <style:text-properties officeooo:rsid="00166f92"/>
    </style:style>
    <style:style style:name="T2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line history log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Url visited</text:p>
          </table:table-cell>
          <table:table-cell table:style-name="Table1.B1" office:value-type="string">
            <text:p text:style-name="P3">Comments and intended actions <text:span text:style-name="T1">from url</text:span></text:p>
          </table:table-cell>
          <table:table-cell table:style-name="Table1.A1" office:value-type="string">
            <text:p text:style-name="P4">Time and date</text:p>
          </table:table-cell>
        </table:table-row>
        <table:table-row table:style-name="Table1.2">
          <table:table-cell table:style-name="Table1.A2" office:value-type="string">
            <text:p text:style-name="P5"><text:a xlink:type="simple" xlink:href="https://www.bing.com/search?q=GitHub&amp;filters=ufn%3A%22GitHub%22+sid%3A%228528e02f-4774-a8d4-b753-b2f78720cba3%22&amp;asbe=EP&amp;form=WSBEDG&amp;qs=MB&amp;cvid=1c76137b276944a49434defc820c7040&amp;pq=github&amp;cc=GB&amp;setlang=en-GB&amp;nclid=F2D20BC8D907A5F87E3DCC60A8FBDE09&amp;ts=1762767042542&amp;PC=WSBQUF" text:style-name="Internet_20_link" text:visited-style-name="Visited_20_Internet_20_Link"><text:span text:style-name="T2">GitHub - Search</text:span></text:a><text:span text:style-name="T2"> </text:span></text:p>
          </table:table-cell>
          <table:table-cell table:style-name="Table1.B2" office:value-type="string">
            <text:p text:style-name="P6"/>
          </table:table-cell>
          <table:table-cell table:style-name="Table1.C2" office:value-type="string">
            <text:p text:style-name="P7"/>
          </table:table-cell>
        </table:table-row>
        <table:table-row table:style-name="Table1.2">
          <table:table-cell table:style-name="Table1.A3" office:value-type="string">
            <text:p text:style-name="P8"><text:a xlink:type="simple" xlink:href="https://www.bing.com/search?q=GitHub%20shadowwolf6663%20ocspec%20repository&amp;qs=n&amp;form=QBRE&amp;sp=-1&amp;ghc=1&amp;lq=0&amp;pq=github%20shadowwolf6663%20ocspec%20repository&amp;sc=14-39&amp;sk=&amp;cvid=FAA7C3A449FF4EE3A679F8EDC5DEF5DC" text:style-name="Internet_20_link" text:visited-style-name="Visited_20_Internet_20_Link"><text:span text:style-name="T2">GitHub shadowwolf6663 ocspec repository - Search</text:span></text:a><text:span text:style-name="T2"> </text:span></text:p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8"/>
          </table:table-cell>
        </table:table-row>
        <table:table-row table:style-name="Table1.2">
          <table:table-cell table:style-name="Table1.A4" office:value-type="string">
            <text:p text:style-name="P8"><text:a xlink:type="simple" xlink:href="https://github.com/shadowwolf6663/OCSP-2025-Tyler" text:style-name="Internet_20_link" text:visited-style-name="Visited_20_Internet_20_Link"><text:span text:style-name="T2">shadowwolf6663/OCSP-2025-Tyler: Hard work or Hardly working.</text:span></text:a><text:span text:style-name="T2"> </text:span></text:p>
          </table:table-cell>
          <table:table-cell table:style-name="Table1.B4" office:value-type="string">
            <text:p text:style-name="P6">Catch all for all files within this I will be frequently visiting here and all subdirectory / files inside I will not put them but they will be happening</text:p>
            <text:p text:style-name="P6"/>
            <text:p text:style-name="P7">reason: to look at notes I made before the exam </text:p>
          </table:table-cell>
          <table:table-cell table:style-name="Table1.C4" office:value-type="string">
            <text:p text:style-name="P7">For lack of remembering I didn’t <text:s/>remember to document time before I searched but will remember for forth coming searches </text:p>
            <text:p text:style-name="P7">date: 10/11/2025</text:p>
          </table:table-cell>
        </table:table-row>
        <text:soft-page-break/>
        <table:table-row table:style-name="Table1.2">
          <table:table-cell table:style-name="Table1.A5" office:value-type="string">
            <text:p text:style-name="P8"><text:a xlink:type="simple" xlink:href="https://www.bing.com/search?q=smart+home+energy+management+systems&amp;cvid=7aa589089ac943208452c3d563fc0d97&amp;gs_lcrp=EgRlZGdlKgYIABBFGDkyBggAEEUYOTIGCAEQABhAMgYIAhAAGEAyBggDEAAYQDIGCAQQABhAMgYIBRAAGEAyBggGEAAYQDIGCAcQABhAMgYICBAAGEDSAQkxNTA3OWowajGoAgCwAgA&amp;FORM=ANNTA1&amp;PC=U531" text:style-name="Internet_20_link" text:visited-style-name="Visited_20_Internet_20_Link">smart home energy management systems - Search</text:a> </text:p>
          </table:table-cell>
          <table:table-cell table:style-name="Table1.B5" office:value-type="string">
            <text:p text:style-name="P9">Reason: I need to know what services they offer to make the system</text:p>
          </table:table-cell>
          <table:table-cell table:style-name="Table1.C5" office:value-type="string">
            <text:p text:style-name="P9">Time:10:11</text:p>
            <text:p text:style-name="P9">date:10/11/2025</text:p>
          </table:table-cell>
        </table:table-row>
        <table:table-row table:style-name="Table1.2">
          <table:table-cell table:style-name="Table1.A6" office:value-type="string">
            <text:p text:style-name="P8"><text:a xlink:type="simple" xlink:href="https://www.bing.com/search?pglt=2083&amp;q=copilot&amp;cvid=06bbc3bc3e86486b9ad793863770d28d&amp;gs_lcrp=EgRlZGdlKgYIABBFGDkyBggAEEUYOTIGCAEQABhAMgYIAhAAGEAyBggDEAAYQDIGCAQQABhAMgYIBRAAGEAyBggGEAAYQDIGCAcQABhAMgYICBAAGEDSAQgzNTQyajBqMagCALACAA&amp;FORM=ANNTA1&amp;PC=U531" text:style-name="Internet_20_link" text:visited-style-name="Visited_20_Internet_20_Link">copilot - Search</text:a> </text:p>
          </table:table-cell>
          <table:table-cell table:style-name="Table1.B6" office:value-type="string">
            <text:p text:style-name="P10">Reason: I will be using copilot ai for help with my grammar and other non-essential things</text:p>
            <text:p text:style-name="P10"/>
            <text:p text:style-name="P10">I will be using this from time to time so any coming searches expect this to be found</text:p>
          </table:table-cell>
          <table:table-cell table:style-name="Table1.C6" office:value-type="string">
            <text:p text:style-name="P10">Time:10:31</text:p>
            <text:p text:style-name="P10">date:10/11/2025</text:p>
          </table:table-cell>
        </table:table-row>
        <table:table-row table:style-name="Table1.2">
          <table:table-cell table:style-name="Table1.A7" office:value-type="string">
            <text:p text:style-name="P8"><text:a xlink:type="simple" xlink:href="https://copilot.microsoft.com/" text:style-name="Internet_20_link" text:visited-style-name="Visited_20_Internet_20_Link">Microsoft Copilot: Your AI companion</text:a> </text:p>
          </table:table-cell>
          <table:table-cell table:style-name="Table1.B7" office:value-type="string">
            <text:p text:style-name="P10">Reason: I will be putting all copilot reasoning and searches in a separate file called</text:p>
            <text:p text:style-name="P10">copilot_log.doc this will be contain all reasoning for queries this will be accessed any time a log is entered into the table within the file.</text:p>
          </table:table-cell>
          <table:table-cell table:style-name="Table1.C7" office:value-type="string">
            <text:p text:style-name="P10">Time:10:33</text:p>
            <text:p text:style-name="P10">date:10/11/2025</text:p>
          </table:table-cell>
        </table:table-row>
        <text:soft-page-break/>
        <table:table-row table:style-name="Table1.2">
          <table:table-cell table:style-name="Table1.A8" office:value-type="string">
            <text:p text:style-name="P8"><text:a xlink:type="simple" xlink:href="https://www.bing.com/search?q=youtube&amp;form=ANNTH1&amp;refig=6911beaaed1643af954e6bc0bef44f73&amp;pc=U531&amp;pq=youtube&amp;pqlth=7&amp;assgl=7&amp;sgcn=youtube&amp;qs=MB&amp;sgtpv=AS&amp;smvpcn=0&amp;swbcn=10&amp;sctcn=0&amp;sc=10-7&amp;sp=1&amp;ghc=0&amp;cvid=6911beaaed1643af954e6bc0bef44f73&amp;clckatsg=1&amp;hsmssg=0" text:style-name="Internet_20_link" text:visited-style-name="Visited_20_Internet_20_Link">youtube - Search</text:a> </text:p>
          </table:table-cell>
          <table:table-cell table:style-name="Table1.B8" office:value-type="string">
            <text:p text:style-name="P11">Reason: music- I will not list any music if I reference any tutorials I will note them but it will be accessed for music only if not said</text:p>
          </table:table-cell>
          <table:table-cell table:style-name="Table1.C8" office:value-type="string">
            <text:p text:style-name="P11">Time 11:43</text:p>
            <text:p text:style-name="P11">date 10/11/2025</text:p>
          </table:table-cell>
        </table:table-row>
        <table:table-row table:style-name="Table1.2">
          <table:table-cell table:style-name="Table1.A9" office:value-type="string">
            <text:p text:style-name="P8"><text:a xlink:type="simple" xlink:href="https://www.acl.uk.com/services/building-energy-management-systems/" text:style-name="Internet_20_link" text:visited-style-name="Visited_20_Internet_20_Link">Building Energy Management Systems | BEMS | acl Ltd</text:a> </text:p>
          </table:table-cell>
          <table:table-cell table:style-name="Table1.B9" office:value-type="string">
            <text:p text:style-name="P12">Reason: looking at alternate systems</text:p>
            <text:p text:style-name="P12"/>
          </table:table-cell>
          <table:table-cell table:style-name="Table1.C9" office:value-type="string">
            <text:p text:style-name="P12">Time 11:50</text:p>
            <text:p text:style-name="P12">date <text:s/>11/11/2025</text:p>
          </table:table-cell>
        </table:table-row>
        <table:table-row table:style-name="Table1.2">
          <table:table-cell table:style-name="Table1.A9" office:value-type="string">
            <text:p text:style-name="P8"><text:a xlink:type="simple" xlink:href="https://energymanagersguide.uk/energy-management-software/" text:style-name="Internet_20_link" text:visited-style-name="Visited_20_Internet_20_Link">Best Energy Management Software 2025 [30 Platforms Compared]</text:a> </text:p>
          </table:table-cell>
          <table:table-cell table:style-name="Table1.B9" office:value-type="string">
            <text:p text:style-name="P12">Reason: looking at alternate systems</text:p>
          </table:table-cell>
          <table:table-cell table:style-name="Table1.C9" office:value-type="string">
            <text:p text:style-name="P12">Time 11:51</text:p>
            <text:p text:style-name="P12">date <text:s/>11/11/2025</text:p>
          </table:table-cell>
        </table:table-row>
        <table:table-row table:style-name="Table1.2">
          <table:table-cell table:style-name="Table1.A9" office:value-type="string">
            <text:p text:style-name="P8"><text:a xlink:type="simple" xlink:href="https://sustainabilitymag.com/top10/top-10-energy-management-platforms" text:style-name="Internet_20_link" text:visited-style-name="Visited_20_Internet_20_Link">Top 10: <text:soft-page-break/>Energy Management Platforms | Sustainability Magazine</text:a> </text:p>
          </table:table-cell>
          <table:table-cell table:style-name="Table1.B9" office:value-type="string">
            <text:p text:style-name="P12">Reason: looking at alternate systems</text:p>
          </table:table-cell>
          <table:table-cell table:style-name="Table1.C9" office:value-type="string">
            <text:p text:style-name="P12">Time 11:52</text:p>
            <text:p text:style-name="P12"><text:soft-page-break/>date <text:s/>11/11/2025</text:p>
          </table:table-cell>
        </table:table-row>
        <table:table-row table:style-name="Table1.2">
          <table:table-cell table:style-name="Table1.A9" office:value-type="string">
            <text:p text:style-name="P8"><text:a xlink:type="simple" xlink:href="https://energymanagersguide.uk/software/clearvue-zero/" text:style-name="Internet_20_link" text:visited-style-name="Visited_20_Internet_20_Link">ClearVUE.Zero - UK Energy Management Portal - Energy Managers Guide</text:a> </text:p>
          </table:table-cell>
          <table:table-cell table:style-name="Table1.B9" office:value-type="string">
            <text:p text:style-name="P12">Reason: looking at alternate systems</text:p>
          </table:table-cell>
          <table:table-cell table:style-name="Table1.C9" office:value-type="string">
            <text:p text:style-name="P13">Time 12:06</text:p>
            <text:p text:style-name="P13">date <text:s/>11/11/2025</text:p>
          </table:table-cell>
        </table:table-row>
        <table:table-row table:style-name="Table1.2">
          <table:table-cell table:style-name="Table1.A9" office:value-type="string">
            <text:p text:style-name="P8"><text:a xlink:type="simple" xlink:href="https://www.bing.com/search?pglt=2083&amp;q=clear+vue+zero&amp;cvid=a58e5690208c4fd188023aa90535da5a&amp;gs_lcrp=EgRlZGdlKgYIABBFGDkyBggAEEUYOTIGCAEQABhAMgYIAhBFGDzSAQg1NDQ3ajBqMagCALACAA&amp;FORM=ANNTA1&amp;PC=U531" text:style-name="Internet_20_link" text:visited-style-name="Visited_20_Internet_20_Link">clear vue zero - Search</text:a> </text:p>
          </table:table-cell>
          <table:table-cell table:style-name="Table1.B9" office:value-type="string">
            <text:p text:style-name="P14">Reason: looking at alternate systems</text:p>
          </table:table-cell>
          <table:table-cell table:style-name="Table1.C9" office:value-type="string">
            <text:p text:style-name="P13">Time 12:07</text:p>
            <text:p text:style-name="P13">date <text:s/>11/11/2025</text:p>
          </table:table-cell>
        </table:table-row>
        <text:soft-page-break/>
        <table:table-row table:style-name="Table1.2">
          <table:table-cell table:style-name="Table1.A14" office:value-type="string">
            <text:p text:style-name="P8"><text:a xlink:type="simple" xlink:href="https://clearvue.business/clearvue-zero/" text:style-name="Internet_20_link" text:visited-style-name="Visited_20_Internet_20_Link">UK Energy Management Software - ClearVUE.Zero Energy</text:a> </text:p>
          </table:table-cell>
          <table:table-cell table:style-name="Table1.B14" office:value-type="string">
            <text:p text:style-name="P14">Reason: looking at alternate systems</text:p>
          </table:table-cell>
          <table:table-cell table:style-name="Table1.C14" office:value-type="string">
            <text:p text:style-name="P13">Time 12:07</text:p>
            <text:p text:style-name="P13">date <text:s/>11/11/2025</text:p>
          </table:table-cell>
        </table:table-row>
        <table:table-row table:style-name="Table1.2">
          <table:table-cell table:style-name="Table1.A14" office:value-type="string">
            <text:p text:style-name="P8"><text:a xlink:type="simple" xlink:href="https://www.bing.com/search?q=grid+point&amp;form=ANNTH1&amp;refig=69132702e2a8455cad56774ae10911f0&amp;pc=U531" text:style-name="Internet_20_link" text:visited-style-name="Visited_20_Internet_20_Link">grid point - Search</text:a> </text:p>
          </table:table-cell>
          <table:table-cell table:style-name="Table1.B15" office:value-type="string">
            <text:p text:style-name="P14">Reason: looking at alternate systems</text:p>
          </table:table-cell>
          <table:table-cell table:style-name="Table1.C15" office:value-type="string">
            <text:p text:style-name="P13">Time 12:12</text:p>
            <text:p text:style-name="P13">date <text:s/>11/11/2025</text:p>
          </table:table-cell>
        </table:table-row>
        <table:table-row table:style-name="Table1.2">
          <table:table-cell table:style-name="Table1.A14" office:value-type="string">
            <text:p text:style-name="P8"><text:a xlink:type="simple" xlink:href="https://www.grid-point.co.uk/" text:style-name="Internet_20_link" text:visited-style-name="Visited_20_Internet_20_Link">Grid Point: Site Engineers, Earthworks, Surveys - Wokingham, Berkshire</text:a> </text:p>
          </table:table-cell>
          <table:table-cell table:style-name="Table1.B15" office:value-type="string">
            <text:p text:style-name="P14">Reason: looking at alternate systems</text:p>
          </table:table-cell>
          <table:table-cell table:style-name="Table1.C15" office:value-type="string">
            <text:p text:style-name="P13">Time 12:13</text:p>
            <text:p text:style-name="P13">date <text:s/>11/11/2025</text:p>
          </table:table-cell>
        </table:table-row>
        <text:soft-page-break/>
        <table:table-row table:style-name="Table1.2">
          <table:table-cell table:style-name="Table1.A14" office:value-type="string">
            <text:p text:style-name="P8"><text:a xlink:type="simple" xlink:href="https://www.bing.com/search?q=figma&amp;form=ANNTH1&amp;refig=691aea618829481ead7786af7cb99cb1&amp;pc=U531" text:style-name="Internet_20_link" text:visited-style-name="Visited_20_Internet_20_Link">figma - Search</text:a> </text:p>
          </table:table-cell>
          <table:table-cell table:style-name="Table1.B15" office:value-type="string">
            <text:p text:style-name="P15">Reason: using this for my design</text:p>
          </table:table-cell>
          <table:table-cell table:style-name="Table1.C15" office:value-type="string">
            <text:p text:style-name="P15">Time 9:19</text:p>
            <text:p text:style-name="P15">date 17/11/2025</text:p>
          </table:table-cell>
        </table:table-row>
        <table:table-row table:style-name="Table1.2">
          <table:table-cell table:style-name="Table1.A14" office:value-type="string">
            <text:p text:style-name="P8"><text:a xlink:type="simple" xlink:href="https://www.figma.com/files/team/1458961334933223922/recents-and-sharing?fuid=1458961333150150803" text:style-name="Internet_20_link" text:visited-style-name="Visited_20_Internet_20_Link">Home – Figma</text:a> </text:p>
          </table:table-cell>
          <table:table-cell table:style-name="Table1.B15" office:value-type="string">
            <text:p text:style-name="P15">Reason designing me website</text:p>
            <text:p text:style-name="P15">note had to login to crete as wasnt locally installed</text:p>
          </table:table-cell>
          <table:table-cell table:style-name="Table1.C15" office:value-type="string">
            <text:p text:style-name="P15">Time 9:20</text:p>
            <text:p text:style-name="P15">date 17/11/2025</text:p>
          </table:table-cell>
        </table:table-row>
        <table:table-row table:style-name="Table1.2">
          <table:table-cell table:style-name="Table1.A14" office:value-type="string">
            <text:p text:style-name="P8"><text:a xlink:type="simple" xlink:href="https://www.bing.com/search?q=how+to+add+desktop+canvas+figma&amp;form=ANNTH1&amp;refig=691aeb19e50846b6b9c26c0d68422450&amp;pc=U531" text:style-name="Internet_20_link" text:visited-style-name="Visited_20_Internet_20_Link">how to add desktop canvas figma - Search</text:a> </text:p>
          </table:table-cell>
          <table:table-cell table:style-name="Table1.B15" office:value-type="string">
            <text:p text:style-name="P15">Reason I forgot how to input layout in figma</text:p>
          </table:table-cell>
          <table:table-cell table:style-name="Table1.C15" office:value-type="string">
            <text:p text:style-name="P15">Time 9: 27</text:p>
            <text:p text:style-name="P15">date 17/11/2025</text:p>
          </table:table-cell>
        </table:table-row>
        <table:table-row table:style-name="Table1.2">
          <table:table-cell table:style-name="Table1.A14" office:value-type="string">
            <text:p text:style-name="P8"><text:a xlink:type="simple" xlink:href="https://www.bing.com/search?q=which+font+is+universal+and+dyslexic+friendly&amp;form=ANNTH1&amp;refig=691aeebcd504408ebfbabef184e8f4fb&amp;pc=U531" text:style-name="Internet_20_link" text:visited-style-name="Visited_20_Internet_20_Link">which font is universal and dyslexic friendly - Search</text:a> </text:p>
          </table:table-cell>
          <table:table-cell table:style-name="Table1.B15" office:value-type="string">
            <text:p text:style-name="P16">Reason: want a dyslexic friendly design</text:p>
          </table:table-cell>
          <table:table-cell table:style-name="Table1.C15" office:value-type="string">
            <text:p text:style-name="P16">Time 9:45</text:p>
            <text:p text:style-name="P16">date 17/11/2025</text:p>
          </table:table-cell>
        </table:table-row>
        <text:soft-page-break/>
        <table:table-row table:style-name="Table1.2">
          <table:table-cell table:style-name="Table1.A14" office:value-type="string">
            <text:p text:style-name="P8"><text:a xlink:type="simple" xlink:href="https://www.bing.com/search?q=php+based+carbon+footprint+calculator&amp;form=ANNTH1&amp;refig=691f0f05b3b041209a84b426c7f69009&amp;pc=U531" text:style-name="Internet_20_link" text:visited-style-name="Visited_20_Internet_20_Link">php based carbon footprint calculator - Search</text:a> </text:p>
          </table:table-cell>
          <table:table-cell table:style-name="Table1.B15" office:value-type="string">
            <text:p text:style-name="P17">Reason: I don’t know how to create a carbon footprint calculator</text:p>
          </table:table-cell>
          <table:table-cell table:style-name="Table1.C15" office:value-type="string">
            <text:p text:style-name="P17">Time 14:53</text:p>
            <text:p text:style-name="P17">date <text:s/>20/11/2025</text:p>
          </table:table-cell>
        </table:table-row>
        <table:table-row table:style-name="Table1.2">
          <table:table-cell table:style-name="Table1.A14" office:value-type="string">
            <text:p text:style-name="P8"><text:a xlink:type="simple" xlink:href="https://github.com/sustainablewebdev/website-carbon-calculator" text:style-name="Internet_20_link" text:visited-style-name="Visited_20_Internet_20_Link">sustainablewebdev/website-carbon-calculator: Lightweight and framework-agnostic PHP library to calculate web page carbon emissions based on real-time parameters. No external <text:soft-page-break/>API required — ideal for custom integrations, CLI tools, or backend automation.</text:a> </text:p>
          </table:table-cell>
          <table:table-cell table:style-name="Table1.B15" office:value-type="string">
            <text:p text:style-name="P17">Repeat</text:p>
            <text:p text:style-name="P17">I will be looking at all sub directories</text:p>
          </table:table-cell>
          <table:table-cell table:style-name="Table1.C15" office:value-type="string">
            <text:p text:style-name="P17">Time 14:55</text:p>
            <text:p text:style-name="P17">date <text:s/>20/11/2025</text:p>
          </table:table-cell>
        </table:table-row>
        <table:table-row table:style-name="Table1.2">
          <table:table-cell table:style-name="Table1.A14" office:value-type="string">
            <text:p text:style-name="P8"><text:a xlink:type="simple" xlink:href="https://www.bing.com/search?q=css+make+background+colour+reach+edge+of+screen&amp;form=ANNTH1&amp;refig=69204361ac894348aa36b7e044fd5460&amp;pc=U531" text:style-name="Internet_20_link" text:visited-style-name="Visited_20_Internet_20_Link">css make background colour reach edge of screen - Search</text:a> </text:p>
          </table:table-cell>
          <table:table-cell table:style-name="Table1.B15" office:value-type="string">
            <text:p text:style-name="P18">Reason: needed help with css</text:p>
          </table:table-cell>
          <table:table-cell table:style-name="Table1.C15" office:value-type="string">
            <text:p text:style-name="P18">10:44</text:p>
            <text:p text:style-name="P18">21/11/2025</text:p>
          </table:table-cell>
        </table:table-row>
        <table:table-row table:style-name="Table1.2">
          <table:table-cell table:style-name="Table1.A14" office:value-type="string">
            <text:p text:style-name="P8"><text:a xlink:type="simple" xlink:href="https://www.bing.com/search?q=css%20give%20part%20of%20text%20an%20id%20&amp;qs=n&amp;form=QBRE&amp;sp=-1&amp;ghc=1&amp;lq=0&amp;pq=css%20give%20part%20of%20text%20an%20id&amp;sc=12-27&amp;sk=&amp;cvid=D6D60E722EF247F1B93EBCE211CA7B4F" text:style-name="Internet_20_link" text:visited-style-name="Visited_20_Internet_20_Link">css give part of text an id - Search</text:a> </text:p>
          </table:table-cell>
          <table:table-cell table:style-name="Table1.B15" office:value-type="string">
            <text:p text:style-name="P19">Reason: css</text:p>
          </table:table-cell>
          <table:table-cell table:style-name="Table1.C15" office:value-type="string">
            <text:p text:style-name="P19">12:23</text:p>
            <text:p text:style-name="P19">21/11/2025</text:p>
          </table:table-cell>
        </table:table-row>
        <text:soft-page-break/>
        <table:table-row table:style-name="Table1.2">
          <table:table-cell table:style-name="Table1.A14" office:value-type="string">
            <text:p text:style-name="P8"><text:a xlink:type="simple" xlink:href="https://www.bing.com/search?q=echo+a+html+with+css+formatting&amp;form=ANNTH1&amp;refig=6920449799514cc1920adf355279e179&amp;pc=U531" text:style-name="Internet_20_link" text:visited-style-name="Visited_20_Internet_20_Link">echo a html with css formatting - Search</text:a> </text:p>
          </table:table-cell>
          <table:table-cell table:style-name="Table1.B15" office:value-type="string">
            <text:p text:style-name="P20">Reason css</text:p>
          </table:table-cell>
          <table:table-cell table:style-name="Table1.C15" office:value-type="string">
            <text:p text:style-name="P20">12.35</text:p>
            <text:p text:style-name="P20">21/11/2025</text:p>
          </table:table-cell>
        </table:table-row>
        <table:table-row table:style-name="Table1.2">
          <table:table-cell table:style-name="Table1.A14" office:value-type="string">
            <text:p text:style-name="P8"><text:a xlink:type="simple" xlink:href="https://www.bing.com/search?q=echo%20a%20function%20with%20a%20returning%20value%20using%20css%20in%20a%20css%20stylesheet&amp;qs=n&amp;form=QBRE&amp;sp=-1&amp;ghc=1&amp;lq=0&amp;pq=echo%20a%20function%20with%20a%20returning%20value%20using%20css%20in%20a%20css%20stylesheet&amp;sc=4-68&amp;sk=&amp;cvid=EEE11D2F31DE4B6183A829BB3784CB08" text:style-name="Internet_20_link" text:visited-style-name="Visited_20_Internet_20_Link">echo a function with a returning value using css in a css stylesheet - Search</text:a> </text:p>
          </table:table-cell>
          <table:table-cell table:style-name="Table1.B15" office:value-type="string">
            <text:p text:style-name="P20">Reason css</text:p>
            <text:p text:style-name="P20"/>
          </table:table-cell>
          <table:table-cell table:style-name="Table1.C15" office:value-type="string">
            <text:p text:style-name="P20">12:37</text:p>
            <text:p text:style-name="P20">21/11/2025</text:p>
          </table:table-cell>
        </table:table-row>
        <table:table-row table:style-name="Table1.2">
          <table:table-cell table:style-name="Table1.A14" office:value-type="string">
            <text:p text:style-name="P8"><text:a xlink:type="simple" xlink:href="https://www.bing.com/search?q=shortcut%20to%20convert%20lowercase%20to%20uppercase&amp;qs=n&amp;form=QBRE&amp;sp=-1&amp;ghc=1&amp;lq=0&amp;pq=shortcut%20to%20convert%20lowercase%20to%20uppercase&amp;sc=9-42&amp;sk=&amp;cvid=1B05CD14075243C0894FA82C13675118" text:style-name="Internet_20_link" text:visited-style-name="Visited_20_Internet_20_Link">shortcut to convert lowercase to uppercase - Search</text:a> </text:p>
          </table:table-cell>
          <table:table-cell table:style-name="Table1.B15" office:value-type="string">
            <text:p text:style-name="P20">Readon speed up design proccess</text:p>
          </table:table-cell>
          <table:table-cell table:style-name="Table1.C15" office:value-type="string">
            <text:p text:style-name="P20">12:45</text:p>
            <text:p text:style-name="P20">21/11/2025</text:p>
          </table:table-cell>
        </table:table-row>
        <text:soft-page-break/>
        <table:table-row table:style-name="Table1.2">
          <table:table-cell table:style-name="Table1.A14" office:value-type="string">
            <text:p text:style-name="P21"><text:a xlink:type="simple" xlink:href="https://www.bing.com/search?q=change+color+of+hr&amp;form=ANNTH1&amp;refig=69205ee56fe34325824b970050f15819&amp;pc=U531" text:style-name="Internet_20_link" text:visited-style-name="Visited_20_Internet_20_Link">change color of hr - Search</text:a> </text:p>
          </table:table-cell>
          <table:table-cell table:style-name="Table1.B15" office:value-type="string">
            <text:p text:style-name="P21">Reason css</text:p>
          </table:table-cell>
          <table:table-cell table:style-name="Table1.C15" office:value-type="string">
            <text:p text:style-name="P21">13:57</text:p>
            <text:p text:style-name="P21">21/11/2025</text:p>
          </table:table-cell>
        </table:table-row>
        <table:table-row table:style-name="Table1.2">
          <table:table-cell table:style-name="Table1.A29" office:value-type="string">
            <text:p text:style-name="P8"/>
          </table:table-cell>
          <table:table-cell table:style-name="Table1.B29" office:value-type="string">
            <text:p text:style-name="P19"/>
          </table:table-cell>
          <table:table-cell table:style-name="Table1.C29" office:value-type="string">
            <text:p text:style-name="P19"/>
          </table:table-cell>
        </table:table-row>
      </table:table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style:writing-mode="lr-tb"/>
      <style:text-properties style:use-window-font-color="true" loext:opacity="0%" style:font-name="Arial1" fo:font-family="Arial" style:font-family-generic="swiss" style:font-pitch="variable" fo:font-size="11pt" fo:language="en" fo:country="GB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dc:description/>
    <meta:initial-creator>Bunn, Amber</meta:initial-creator>
    <meta:creation-date>2023-01-04T10:20:00</meta:creation-date>
    <dc:date>2025-11-21T14:23:13.827196600</dc:date>
    <meta:editing-cycles>8</meta:editing-cycles>
    <meta:editing-duration>PT2H26M45S</meta:editing-duration>
    <meta:generator>LibreOffice/25.8.2.2$Windows_X86_64 LibreOffice_project/d401f2107ccab8f924a8e2df40f573aab7605b6f</meta:generator>
    <meta:document-statistic meta:table-count="1" meta:image-count="0" meta:object-count="0" meta:page-count="10" meta:paragraph-count="111" meta:word-count="589" meta:character-count="3637" meta:non-whitespace-character-count="3117"/>
  </office:meta>
</office:document-meta>
</file>